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22cm" svg:y="0.3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49:33.485508911</dc:date>
    <meta:editing-duration>PT3H43M3S</meta:editing-duration>
    <meta:editing-cycles>57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367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733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227512686859">
                <text:p>0.0909227512686859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91445810385495">
                <text:p>0.091445810385495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0828873549520396">
                <text:p>0.0828873549520396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0846756650215997">
                <text:p>0.084675665021599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52906569191">
                <text:p>0.1275290656919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7655725095578">
                <text:p>0.11765572509557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14708940466808">
                <text:p>0.114708940466808</text:p>
              </table:table-cell>
              <table:table-cell office:value-type="float" office:value="0.4875">
                <text:p>0.4875</text:p>
              </table:table-cell>
              <table:table-cell office:value-type="float" office:value="0.124399116936961">
                <text:p>0.124399116936961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840139635627">
                <text:p>0.17184013963562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44834460898306">
                <text:p>0.144834460898306</text:p>
              </table:table-cell>
              <table:table-cell office:value-type="float" office:value="0.4">
                <text:p>0.4</text:p>
              </table:table-cell>
              <table:table-cell office:value-type="float" office:value="0.142781226166319">
                <text:p>0.142781226166319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0.160613880818907">
                <text:p>0.160613880818907</text:p>
              </table:table-cell>
              <table:table-cell office:value-type="float" office:value="0.452777777777778">
                <text:p>0.45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414378323352">
                <text:p>0.200414378323352</text:p>
              </table:table-cell>
              <table:table-cell office:value-type="float" office:value="0.435416666666667">
                <text:p>0.435416666666667</text:p>
              </table:table-cell>
              <table:table-cell office:value-type="float" office:value="0.164964780969359">
                <text:p>0.16496478096935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64122988662049">
                <text:p>0.164122988662049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188600761316721">
                <text:p>0.188600761316721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85270087427">
                <text:p>0.217985270087427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180823158078953">
                <text:p>0.180823158078953</text:p>
              </table:table-cell>
              <table:table-cell office:value-type="float" office:value="0.301666666666667">
                <text:p>0.301666666666667</text:p>
              </table:table-cell>
              <table:table-cell office:value-type="float" office:value="0.179820174696463">
                <text:p>0.179820174696463</text:p>
              </table:table-cell>
              <table:table-cell office:value-type="float" office:value="0.305">
                <text:p>0.305</text:p>
              </table:table-cell>
              <table:table-cell office:value-type="float" office:value="0.214263707898123">
                <text:p>0.2142637078981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576432755312">
                <text:p>0.245576432755312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991311706002">
                <text:p>0.1991311706002</text:p>
              </table:table-cell>
              <table:table-cell office:value-type="float" office:value="0.275">
                <text:p>0.275</text:p>
              </table:table-cell>
              <table:table-cell office:value-type="float" office:value="0.195695604130094">
                <text:p>0.195695604130094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235048980070601">
                <text:p>0.235048980070601</text:p>
              </table:table-cell>
              <table:table-cell office:value-type="float" office:value="0.355555555555555">
                <text:p>0.3555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160890668717">
                <text:p>0.26016089066871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212758559438543">
                <text:p>0.212758559438543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14278963137214">
                <text:p>0.214278963137214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249778606126949">
                <text:p>0.249778606126949</text:p>
              </table:table-cell>
              <table:table-cell office:value-type="float" office:value="0.329761904761905">
                <text:p>0.329761904761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62244041302">
                <text:p>0.2762244041302</text:p>
              </table:table-cell>
              <table:table-cell office:value-type="float" office:value="0.321875">
                <text:p>0.321875</text:p>
              </table:table-cell>
              <table:table-cell office:value-type="float" office:value="0.227585682904888">
                <text:p>0.227585682904888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21814020672272">
                <text:p>0.221814020672272</text:p>
              </table:table-cell>
              <table:table-cell office:value-type="float" office:value="0.236458333333333">
                <text:p>0.236458333333333</text:p>
              </table:table-cell>
              <table:table-cell office:value-type="float" office:value="0.269858228320059">
                <text:p>0.269858228320059</text:p>
              </table:table-cell>
              <table:table-cell office:value-type="float" office:value="0.314583333333333">
                <text:p>0.314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1917658061941">
                <text:p>0.291917658061941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241472867411558">
                <text:p>0.241472867411558</text:p>
              </table:table-cell>
              <table:table-cell office:value-type="float" office:value="0.232407407407407">
                <text:p>0.232407407407407</text:p>
              </table:table-cell>
              <table:table-cell office:value-type="float" office:value="0.238899868973581">
                <text:p>0.238899868973581</text:p>
              </table:table-cell>
              <table:table-cell office:value-type="float" office:value="0.225925925925925">
                <text:p>0.225925925925925</text:p>
              </table:table-cell>
              <table:table-cell office:value-type="float" office:value="0.282502517327834">
                <text:p>0.282502517327834</text:p>
              </table:table-cell>
              <table:table-cell office:value-type="float" office:value="0.29537037037037">
                <text:p>0.295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634314449069">
                <text:p>0.29963431444906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1757132965036">
                <text:p>0.251757132965036</text:p>
              </table:table-cell>
              <table:table-cell office:value-type="float" office:value="0.22">
                <text:p>0.22</text:p>
              </table:table-cell>
              <table:table-cell office:value-type="float" office:value="0.248917181454129">
                <text:p>0.248917181454129</text:p>
              </table:table-cell>
              <table:table-cell office:value-type="float" office:value="0.215">
                <text:p>0.215</text:p>
              </table:table-cell>
              <table:table-cell office:value-type="float" office:value="0.298829411856451">
                <text:p>0.298829411856451</text:p>
              </table:table-cell>
              <table:table-cell office:value-type="float" office:value="0.281666666666667">
                <text:p>0.28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498278389755">
                <text:p>0.306498278389755</text:p>
              </table:table-cell>
              <table:table-cell office:value-type="float" office:value="0.267424242424243">
                <text:p>0.267424242424243</text:p>
              </table:table-cell>
              <table:table-cell office:value-type="float" office:value="0.254324473032376">
                <text:p>0.254324473032376</text:p>
              </table:table-cell>
              <table:table-cell office:value-type="float" office:value="0.202272727272727">
                <text:p>0.202272727272727</text:p>
              </table:table-cell>
              <table:table-cell office:value-type="float" office:value="0.260883958943352">
                <text:p>0.260883958943352</text:p>
              </table:table-cell>
              <table:table-cell office:value-type="float" office:value="0.20530303030303">
                <text:p>0.20530303030303</text:p>
              </table:table-cell>
              <table:table-cell office:value-type="float" office:value="0.307618389508916">
                <text:p>0.30761838950891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956246895421">
                <text:p>0.314956246895421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266580322560671">
                <text:p>0.266580322560671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75833074885889">
                <text:p>0.275833074885889</text:p>
              </table:table-cell>
              <table:table-cell office:value-type="float" office:value="0.2">
                <text:p>0.2</text:p>
              </table:table-cell>
              <table:table-cell office:value-type="float" office:value="0.313772077614326">
                <text:p>0.313772077614326</text:p>
              </table:table-cell>
              <table:table-cell office:value-type="float" office:value="0.252083333333333">
                <text:p>0.252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486940313321">
                <text:p>0.329486940313321</text:p>
              </table:table-cell>
              <table:table-cell office:value-type="float" office:value="0.249358974358974">
                <text:p>0.249358974358974</text:p>
              </table:table-cell>
              <table:table-cell office:value-type="float" office:value="0.279893575212159">
                <text:p>0.279893575212159</text:p>
              </table:table-cell>
              <table:table-cell office:value-type="float" office:value="0.190384615384615">
                <text:p>0.190384615384615</text:p>
              </table:table-cell>
              <table:table-cell office:value-type="float" office:value="0.285247171191916">
                <text:p>0.285247171191916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318270465374919">
                <text:p>0.318270465374919</text:p>
              </table:table-cell>
              <table:table-cell office:value-type="float" office:value="0.241666666666666">
                <text:p>0.24166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844442034309">
                <text:p>0.337844442034309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0.292345301848096">
                <text:p>0.292345301848096</text:p>
              </table:table-cell>
              <table:table-cell office:value-type="float" office:value="0.18452380952381">
                <text:p>0.18452380952381</text:p>
              </table:table-cell>
              <table:table-cell office:value-type="float" office:value="0.29076495204565">
                <text:p>0.2907649520456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25625863966523">
                <text:p>0.325625863966523</text:p>
              </table:table-cell>
              <table:table-cell office:value-type="float" office:value="0.232738095238095">
                <text:p>0.2327380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705431008785">
                <text:p>0.349705431008785</text:p>
              </table:table-cell>
              <table:table-cell office:value-type="float" office:value="0.232222222222222">
                <text:p>0.232222222222222</text:p>
              </table:table-cell>
              <table:table-cell office:value-type="float" office:value="0.299674900354166">
                <text:p>0.299674900354166</text:p>
              </table:table-cell>
              <table:table-cell office:value-type="float" office:value="0.177222222222222">
                <text:p>0.177222222222222</text:p>
              </table:table-cell>
              <table:table-cell office:value-type="float" office:value="0.303008191620546">
                <text:p>0.303008191620546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331264343371715">
                <text:p>0.331264343371715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495154375231">
                <text:p>0.358495154375231</text:p>
              </table:table-cell>
              <table:table-cell office:value-type="float" office:value="0.225520833333333">
                <text:p>0.225520833333333</text:p>
              </table:table-cell>
              <table:table-cell office:value-type="float" office:value="0.308302405084128">
                <text:p>0.308302405084128</text:p>
              </table:table-cell>
              <table:table-cell office:value-type="float" office:value="0.171875">
                <text:p>0.171875</text:p>
              </table:table-cell>
              <table:table-cell office:value-type="float" office:value="0.305071248135325">
                <text:p>0.305071248135325</text:p>
              </table:table-cell>
              <table:table-cell office:value-type="float" office:value="0.171875">
                <text:p>0.171875</text:p>
              </table:table-cell>
              <table:table-cell office:value-type="float" office:value="0.337310047283131">
                <text:p>0.337310047283131</text:p>
              </table:table-cell>
              <table:table-cell office:value-type="float" office:value="0.215625">
                <text:p>0.2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38448438128">
                <text:p>0.3623844843812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312381258130723">
                <text:p>0.312381258130723</text:p>
              </table:table-cell>
              <table:table-cell office:value-type="float" office:value="0.16421568627451">
                <text:p>0.16421568627451</text:p>
              </table:table-cell>
              <table:table-cell office:value-type="float" office:value="0.309987429176506">
                <text:p>0.309987429176506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345083225919796">
                <text:p>0.345083225919796</text:p>
              </table:table-cell>
              <table:table-cell office:value-type="float" office:value="0.209313725490196">
                <text:p>0.209313725490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290581025864">
                <text:p>0.36629058102586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18365803663449">
                <text:p>0.318365803663449</text:p>
              </table:table-cell>
              <table:table-cell office:value-type="float" office:value="0.158796296296296">
                <text:p>0.158796296296296</text:p>
              </table:table-cell>
              <table:table-cell office:value-type="float" office:value="0.318591059342636">
                <text:p>0.31859105934263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0.348610971867006">
                <text:p>0.348610971867006</text:p>
              </table:table-cell>
              <table:table-cell office:value-type="float" office:value="0.201851851851852">
                <text:p>0.2018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9844922943692">
                <text:p>0.369844922943692</text:p>
              </table:table-cell>
              <table:table-cell office:value-type="float" office:value="0.200438596491228">
                <text:p>0.200438596491228</text:p>
              </table:table-cell>
              <table:table-cell office:value-type="float" office:value="0.323055648898767">
                <text:p>0.323055648898767</text:p>
              </table:table-cell>
              <table:table-cell office:value-type="float" office:value="0.154824561403509">
                <text:p>0.154824561403509</text:p>
              </table:table-cell>
              <table:table-cell office:value-type="float" office:value="0.325278687736977">
                <text:p>0.325278687736977</text:p>
              </table:table-cell>
              <table:table-cell office:value-type="float" office:value="0.155701754385965">
                <text:p>0.155701754385965</text:p>
              </table:table-cell>
              <table:table-cell office:value-type="float" office:value="0.356388998596755">
                <text:p>0.356388998596755</text:p>
              </table:table-cell>
              <table:table-cell office:value-type="float" office:value="0.196491228070175">
                <text:p>0.196491228070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666400740612">
                <text:p>0.378666400740612</text:p>
              </table:table-cell>
              <table:table-cell office:value-type="float" office:value="0.197083333333333">
                <text:p>0.197083333333333</text:p>
              </table:table-cell>
              <table:table-cell office:value-type="float" office:value="0.326420239169607">
                <text:p>0.326420239169607</text:p>
              </table:table-cell>
              <table:table-cell office:value-type="float" office:value="0.15">
                <text:p>0.15</text:p>
              </table:table-cell>
              <table:table-cell office:value-type="float" office:value="0.328784909951129">
                <text:p>0.328784909951129</text:p>
              </table:table-cell>
              <table:table-cell office:value-type="float" office:value="0.150833333333333">
                <text:p>0.150833333333333</text:p>
              </table:table-cell>
              <table:table-cell office:value-type="float" office:value="0.359122661353387">
                <text:p>0.359122661353387</text:p>
              </table:table-cell>
              <table:table-cell office:value-type="float" office:value="0.190416666666667">
                <text:p>0.19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6349530537228">
                <text:p>0.386349530537228</text:p>
              </table:table-cell>
              <table:table-cell office:value-type="float" office:value="0.192460317460317">
                <text:p>0.192460317460317</text:p>
              </table:table-cell>
              <table:table-cell office:value-type="float" office:value="0.330995172460001">
                <text:p>0.330995172460001</text:p>
              </table:table-cell>
              <table:table-cell office:value-type="float" office:value="0.146031746031746">
                <text:p>0.146031746031746</text:p>
              </table:table-cell>
              <table:table-cell office:value-type="float" office:value="0.334146094400758">
                <text:p>0.334146094400758</text:p>
              </table:table-cell>
              <table:table-cell office:value-type="float" office:value="0.147619047619047">
                <text:p>0.147619047619047</text:p>
              </table:table-cell>
              <table:table-cell office:value-type="float" office:value="0.363136081230294">
                <text:p>0.363136081230294</text:p>
              </table:table-cell>
              <table:table-cell office:value-type="float" office:value="0.184523809523809">
                <text:p>0.18452380952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562024488209">
                <text:p>0.392562024488209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.338685909392457">
                <text:p>0.338685909392457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0.342133602567542">
                <text:p>0.342133602567542</text:p>
              </table:table-cell>
              <table:table-cell office:value-type="float" office:value="0.145075757575758">
                <text:p>0.145075757575758</text:p>
              </table:table-cell>
              <table:table-cell office:value-type="float" office:value="0.366546192378892">
                <text:p>0.366546192378892</text:p>
              </table:table-cell>
              <table:table-cell office:value-type="float" office:value="0.179545454545455">
                <text:p>0.1795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602467415858">
                <text:p>0.399602467415858</text:p>
              </table:table-cell>
              <table:table-cell office:value-type="float" office:value="0.184420289855072">
                <text:p>0.184420289855072</text:p>
              </table:table-cell>
              <table:table-cell office:value-type="float" office:value="0.347732060122819">
                <text:p>0.347732060122819</text:p>
              </table:table-cell>
              <table:table-cell office:value-type="float" office:value="0.141304347826087">
                <text:p>0.141304347826087</text:p>
              </table:table-cell>
              <table:table-cell office:value-type="float" office:value="0.350614870873517">
                <text:p>0.350614870873517</text:p>
              </table:table-cell>
              <table:table-cell office:value-type="float" office:value="0.144202898550725">
                <text:p>0.144202898550725</text:p>
              </table:table-cell>
              <table:table-cell office:value-type="float" office:value="0.373448112644299">
                <text:p>0.373448112644299</text:p>
              </table:table-cell>
              <table:table-cell office:value-type="float" office:value="0.175724637681159">
                <text:p>0.17572463768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226573991687">
                <text:p>0.402226573991687</text:p>
              </table:table-cell>
              <table:table-cell office:value-type="float" office:value="0.179513888888889">
                <text:p>0.179513888888889</text:p>
              </table:table-cell>
              <table:table-cell office:value-type="float" office:value="0.353924617869653">
                <text:p>0.35392461786965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355360149101767">
                <text:p>0.355360149101767</text:p>
              </table:table-cell>
              <table:table-cell office:value-type="float" office:value="0.140625">
                <text:p>0.140625</text:p>
              </table:table-cell>
              <table:table-cell office:value-type="float" office:value="0.377654369708528">
                <text:p>0.377654369708528</text:p>
              </table:table-cell>
              <table:table-cell office:value-type="float" office:value="0.171180555555555">
                <text:p>0.171180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8345772813824">
                <text:p>0.408345772813824</text:p>
              </table:table-cell>
              <table:table-cell office:value-type="float" office:value="0.177">
                <text:p>0.177</text:p>
              </table:table-cell>
              <table:table-cell office:value-type="float" office:value="0.359539830257311">
                <text:p>0.359539830257311</text:p>
              </table:table-cell>
              <table:table-cell office:value-type="float" office:value="0.136333333333333">
                <text:p>0.136333333333333</text:p>
              </table:table-cell>
              <table:table-cell office:value-type="float" office:value="0.357444586959231">
                <text:p>0.357444586959231</text:p>
              </table:table-cell>
              <table:table-cell office:value-type="float" office:value="0.136666666666667">
                <text:p>0.136666666666667</text:p>
              </table:table-cell>
              <table:table-cell office:value-type="float" office:value="0.380630531636412">
                <text:p>0.38063053163641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1373719883954">
                <text:p>0.411373719883954</text:p>
              </table:table-cell>
              <table:table-cell office:value-type="float" office:value="0.173397435897436">
                <text:p>0.173397435897436</text:p>
              </table:table-cell>
              <table:table-cell office:value-type="float" office:value="0.365847104161568">
                <text:p>0.365847104161568</text:p>
              </table:table-cell>
              <table:table-cell office:value-type="float" office:value="0.133974358974359">
                <text:p>0.133974358974359</text:p>
              </table:table-cell>
              <table:table-cell office:value-type="float" office:value="0.360263891497286">
                <text:p>0.36026389149728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38688877881863">
                <text:p>0.38688877881863</text:p>
              </table:table-cell>
              <table:table-cell office:value-type="float" office:value="0.164423076923077">
                <text:p>0.164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124810586767">
                <text:p>0.413124810586767</text:p>
              </table:table-cell>
              <table:table-cell office:value-type="float" office:value="0.169135802469136">
                <text:p>0.169135802469136</text:p>
              </table:table-cell>
              <table:table-cell office:value-type="float" office:value="0.372233512891726">
                <text:p>0.372233512891726</text:p>
              </table:table-cell>
              <table:table-cell office:value-type="float" office:value="0.131481481481481">
                <text:p>0.131481481481481</text:p>
              </table:table-cell>
              <table:table-cell office:value-type="float" office:value="0.363665163105794">
                <text:p>0.363665163105794</text:p>
              </table:table-cell>
              <table:table-cell office:value-type="float" office:value="0.130864197530864">
                <text:p>0.130864197530864</text:p>
              </table:table-cell>
              <table:table-cell office:value-type="float" office:value="0.387866068159407">
                <text:p>0.387866068159407</text:p>
              </table:table-cell>
              <table:table-cell office:value-type="float" office:value="0.159876543209877">
                <text:p>0.159876543209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854308740236">
                <text:p>0.417854308740236</text:p>
              </table:table-cell>
              <table:table-cell office:value-type="float" office:value="0.165773809523809">
                <text:p>0.165773809523809</text:p>
              </table:table-cell>
              <table:table-cell office:value-type="float" office:value="0.374052382983623">
                <text:p>0.374052382983623</text:p>
              </table:table-cell>
              <table:table-cell office:value-type="float" office:value="0.12797619047619">
                <text:p>0.12797619047619</text:p>
              </table:table-cell>
              <table:table-cell office:value-type="float" office:value="0.369618899610518">
                <text:p>0.369618899610518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390540746133055">
                <text:p>0.390540746133055</text:p>
              </table:table-cell>
              <table:table-cell office:value-type="float" office:value="0.156547619047619">
                <text:p>0.15654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2743149492563">
                <text:p>0.422743149492563</text:p>
              </table:table-cell>
              <table:table-cell office:value-type="float" office:value="0.162931034482759">
                <text:p>0.162931034482759</text:p>
              </table:table-cell>
              <table:table-cell office:value-type="float" office:value="0.377834663439665">
                <text:p>0.377834663439665</text:p>
              </table:table-cell>
              <table:table-cell office:value-type="float" office:value="0.125287356321839">
                <text:p>0.125287356321839</text:p>
              </table:table-cell>
              <table:table-cell office:value-type="float" office:value="0.372414038499407">
                <text:p>0.372414038499407</text:p>
              </table:table-cell>
              <table:table-cell office:value-type="float" office:value="0.125862068965517">
                <text:p>0.125862068965517</text:p>
              </table:table-cell>
              <table:table-cell office:value-type="float" office:value="0.391881005836802">
                <text:p>0.391881005836802</text:p>
              </table:table-cell>
              <table:table-cell office:value-type="float" office:value="0.15316091954023">
                <text:p>0.1531609195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4773373354016">
                <text:p>0.424773373354016</text:p>
              </table:table-cell>
              <table:table-cell office:value-type="float" office:value="0.159444444444444">
                <text:p>0.159444444444444</text:p>
              </table:table-cell>
              <table:table-cell office:value-type="float" office:value="0.385283193223721">
                <text:p>0.385283193223721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0.373383766741581">
                <text:p>0.373383766741581</text:p>
              </table:table-cell>
              <table:table-cell office:value-type="float" office:value="0.1225">
                <text:p>0.1225</text:p>
              </table:table-cell>
              <table:table-cell office:value-type="float" office:value="0.398400661308179">
                <text:p>0.398400661308179</text:p>
              </table:table-cell>
              <table:table-cell office:value-type="float" office:value="0.151111111111111">
                <text:p>0.15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